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D00000398E631C6F943D383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18a303" draw:fill="none" draw:fill-color="#2cee0e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color="#ffd320"/>
    </style:style>
    <style:style style:name="P2" style:family="paragraph">
      <style:text-properties fo:color="#ff420e" fo:font-size="60pt" style:font-size-asian="18pt" style:font-size-complex="18pt"/>
    </style:style>
    <style:style style:name="P3" style:family="paragraph">
      <loext:graphic-properties draw:fill="none" draw:fill-color="#2cee0e"/>
      <style:text-properties fo:color="#ff420e" fo:font-size="60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8.065cm" svg:height="15.75cm" svg:x="0cm" svg:y="0cm">
          <draw:image xlink:href="Pictures/100002010000073D00000398E631C6F943D38339.png" xlink:type="simple" xlink:show="embed" xlink:actuate="onLoad">
            <text:p/>
          </draw:image>
        </draw:frame>
        <draw:frame draw:style-name="gr2" draw:text-style-name="P3" draw:layer="layout" svg:width="11.551cm" svg:height="2.618cm" draw:transform="rotate (0.55710909723659) translate (7.63cm 10.833cm)">
          <draw:text-box>
            <text:p text:style-name="P2"><text:span text:style-name="T1">SPECI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23:38.706677534</meta:creation-date>
    <dc:date>2018-10-17T22:29:13.117582525</dc:date>
    <meta:editing-duration>PT18M23S</meta:editing-duration>
    <meta:editing-cycles>5</meta:editing-cycles>
    <meta:generator>LibreOffice/6.0.6.2$Linux_X86_64 LibreOffice_project/00m0$Build-2</meta:generator>
    <meta:document-statistic meta:object-count="25"/>
  </office:meta>
</office:document-meta>
</file>